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8in"/>
    </style:style>
    <style:style style:name="co2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0" style:apply-style-name="Untitled1" style:base-cell-address="test.B2"/>
      <style:map style:condition="cell-content()=0" style:apply-style-name="Untitled2" style:base-cell-address="test.B2"/>
      <style:map style:condition="cell-content()&gt;0" style:apply-style-name="Untitled3" style:base-cell-address="test.B2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number-columns-repeated="105" table:default-cell-style-name="ce1"/>
        <table:table-column table:style-name="co2" table:number-columns-repeated="918" table:default-cell-style-name="Default"/>
        <table:table-row table:style-name="ro1">
          <table:table-cell office:value-type="string" calcext:value-type="string">
            <text:p>[[0,2,1],[1,0,2]]</text:p>
          </table:table-cell>
          <table:table-cell table:style-name="Default" office:value-type="string" calcext:value-type="string">
            <text:p>x(0,0)</text:p>
          </table:table-cell>
          <table:table-cell table:style-name="Default" office:value-type="string" calcext:value-type="string">
            <text:p>x(0,1)</text:p>
          </table:table-cell>
          <table:table-cell table:style-name="Default" office:value-type="string" calcext:value-type="string">
            <text:p>x(0,2)</text:p>
          </table:table-cell>
          <table:table-cell table:style-name="Default" office:value-type="string" calcext:value-type="string">
            <text:p>x(0,3)</text:p>
          </table:table-cell>
          <table:table-cell table:style-name="Default" office:value-type="string" calcext:value-type="string">
            <text:p>x(0,4)</text:p>
          </table:table-cell>
          <table:table-cell table:style-name="Default" office:value-type="string" calcext:value-type="string">
            <text:p>x(0,5)</text:p>
          </table:table-cell>
          <table:table-cell table:style-name="Default" office:value-type="string" calcext:value-type="string">
            <text:p>x(1,1)</text:p>
          </table:table-cell>
          <table:table-cell table:style-name="Default" office:value-type="string" calcext:value-type="string">
            <text:p>x(1,2)</text:p>
          </table:table-cell>
          <table:table-cell table:style-name="Default" office:value-type="string" calcext:value-type="string">
            <text:p>x(1,3)</text:p>
          </table:table-cell>
          <table:table-cell table:style-name="Default" office:value-type="string" calcext:value-type="string">
            <text:p>x(1,4)</text:p>
          </table:table-cell>
          <table:table-cell table:style-name="Default" office:value-type="string" calcext:value-type="string">
            <text:p>x(1,5)</text:p>
          </table:table-cell>
          <table:table-cell table:style-name="Default" office:value-type="string" calcext:value-type="string">
            <text:p>x(2,2)</text:p>
          </table:table-cell>
          <table:table-cell table:style-name="Default" office:value-type="string" calcext:value-type="string">
            <text:p>x(2,3)</text:p>
          </table:table-cell>
          <table:table-cell table:style-name="Default" office:value-type="string" calcext:value-type="string">
            <text:p>x(2,4)</text:p>
          </table:table-cell>
          <table:table-cell table:style-name="Default" office:value-type="string" calcext:value-type="string">
            <text:p>x(2,5)</text:p>
          </table:table-cell>
          <table:table-cell table:style-name="Default" office:value-type="string" calcext:value-type="string">
            <text:p>x(3,0)</text:p>
          </table:table-cell>
          <table:table-cell table:style-name="Default" office:value-type="string" calcext:value-type="string">
            <text:p>x(3,1)</text:p>
          </table:table-cell>
          <table:table-cell table:style-name="Default" office:value-type="string" calcext:value-type="string">
            <text:p>x(3,2)</text:p>
          </table:table-cell>
          <table:table-cell table:style-name="Default" office:value-type="string" calcext:value-type="string">
            <text:p>x(3,3)</text:p>
          </table:table-cell>
          <table:table-cell table:style-name="Default" office:value-type="string" calcext:value-type="string">
            <text:p>x(3,4)</text:p>
          </table:table-cell>
          <table:table-cell table:style-name="Default" office:value-type="string" calcext:value-type="string">
            <text:p>x(3,5)</text:p>
          </table:table-cell>
          <table:table-cell table:style-name="Default" office:value-type="string" calcext:value-type="string">
            <text:p>x(4,1)</text:p>
          </table:table-cell>
          <table:table-cell table:style-name="Default" office:value-type="string" calcext:value-type="string">
            <text:p>x(4,2)</text:p>
          </table:table-cell>
          <table:table-cell table:style-name="Default" office:value-type="string" calcext:value-type="string">
            <text:p>x(4,3)</text:p>
          </table:table-cell>
          <table:table-cell table:style-name="Default" office:value-type="string" calcext:value-type="string">
            <text:p>x(4,4)</text:p>
          </table:table-cell>
          <table:table-cell table:style-name="Default" office:value-type="string" calcext:value-type="string">
            <text:p>x(4,5)</text:p>
          </table:table-cell>
          <table:table-cell table:style-name="Default" office:value-type="string" calcext:value-type="string">
            <text:p>x(5,2)</text:p>
          </table:table-cell>
          <table:table-cell table:style-name="Default" office:value-type="string" calcext:value-type="string">
            <text:p>x(5,3)</text:p>
          </table:table-cell>
          <table:table-cell table:style-name="Default" office:value-type="string" calcext:value-type="string">
            <text:p>x(5,4)</text:p>
          </table:table-cell>
          <table:table-cell table:style-name="Default" office:value-type="string" calcext:value-type="string">
            <text:p>x(5,5)</text:p>
          </table:table-cell>
          <table:table-cell table:style-name="Default" office:value-type="string" calcext:value-type="string">
            <text:p>x(0,0)orx(4,0)</text:p>
          </table:table-cell>
          <table:table-cell table:style-name="Default" office:value-type="string" calcext:value-type="string">
            <text:p>x(0,1)orx(4,1)</text:p>
          </table:table-cell>
          <table:table-cell table:style-name="Default" office:value-type="string" calcext:value-type="string">
            <text:p>x(0,2)orx(4,2)</text:p>
          </table:table-cell>
          <table:table-cell table:style-name="Default" office:value-type="string" calcext:value-type="string">
            <text:p>x(0,3)orx(4,3)</text:p>
          </table:table-cell>
          <table:table-cell table:style-name="Default" office:value-type="string" calcext:value-type="string">
            <text:p>x(0,4)orx(4,4)</text:p>
          </table:table-cell>
          <table:table-cell table:style-name="Default" office:value-type="string" calcext:value-type="string">
            <text:p>x(0,5)orx(4,5)</text:p>
          </table:table-cell>
          <table:table-cell table:style-name="Default" office:value-type="string" calcext:value-type="string">
            <text:p>x(0,5)orx(4,5)orx(0,4)orx(4,4)</text:p>
          </table:table-cell>
          <table:table-cell table:style-name="Default" office:value-type="string" calcext:value-type="string">
            <text:p>x(0,5)orx(4,5)orx(0,4)orx(4,4)orx(0,3)orx(4,3)</text:p>
          </table:table-cell>
          <table:table-cell table:style-name="Default" office:value-type="string" calcext:value-type="string">
            <text:p>x(0,5)orx(4,5)orx(0,4)orx(4,4)orx(0,3)orx(4,3)orx(0,2)orx(4,2)</text:p>
          </table:table-cell>
          <table:table-cell table:style-name="Default" office:value-type="string" calcext:value-type="string">
            <text:p>x(0,5)orx(4,5)orx(0,4)orx(4,4)orx(0,3)orx(4,3)orx(0,2)orx(4,2)orx(0,1)orx(4,1)</text:p>
          </table:table-cell>
          <table:table-cell table:style-name="Default" office:value-type="string" calcext:value-type="string">
            <text:p>f(0,0)</text:p>
          </table:table-cell>
          <table:table-cell table:style-name="Default" office:value-type="string" calcext:value-type="string">
            <text:p>x(0,0)orx(4,0)orx(0,1)orx(4,1)</text:p>
          </table:table-cell>
          <table:table-cell table:style-name="Default" office:value-type="string" calcext:value-type="string">
            <text:p>f(0,1)</text:p>
          </table:table-cell>
          <table:table-cell table:style-name="Default" office:value-type="string" calcext:value-type="string">
            <text:p>x(0,0)orx(4,0)orx(0,1)orx(4,1)orx(0,2)orx(4,2)</text:p>
          </table:table-cell>
          <table:table-cell table:style-name="Default" office:value-type="string" calcext:value-type="string">
            <text:p>f(0,2)</text:p>
          </table:table-cell>
          <table:table-cell table:style-name="Default" office:value-type="string" calcext:value-type="string">
            <text:p>x(0,0)orx(4,0)orx(0,1)orx(4,1)orx(0,2)orx(4,2)orx(0,3)orx(4,3)</text:p>
          </table:table-cell>
          <table:table-cell table:style-name="Default" office:value-type="string" calcext:value-type="string">
            <text:p>f(0,3)</text:p>
          </table:table-cell>
          <table:table-cell table:style-name="Default" office:value-type="string" calcext:value-type="string">
            <text:p>x(0,0)orx(4,0)orx(0,1)orx(4,1)orx(0,2)orx(4,2)orx(0,3)orx(4,3)orx(0,4)orx(4,4)</text:p>
          </table:table-cell>
          <table:table-cell table:style-name="Default" office:value-type="string" calcext:value-type="string">
            <text:p>f(0,4)</text:p>
          </table:table-cell>
          <table:table-cell table:style-name="Default" office:value-type="string" calcext:value-type="string">
            <text:p>x(1,0)orx(5,0)</text:p>
          </table:table-cell>
          <table:table-cell table:style-name="Default" office:value-type="string" calcext:value-type="string">
            <text:p>x(1,1)orx(5,1)</text:p>
          </table:table-cell>
          <table:table-cell table:style-name="Default" office:value-type="string" calcext:value-type="string">
            <text:p>x(1,2)orx(5,2)</text:p>
          </table:table-cell>
          <table:table-cell table:style-name="Default" office:value-type="string" calcext:value-type="string">
            <text:p>x(1,3)orx(5,3)</text:p>
          </table:table-cell>
          <table:table-cell table:style-name="Default" office:value-type="string" calcext:value-type="string">
            <text:p>x(1,4)orx(5,4)</text:p>
          </table:table-cell>
          <table:table-cell table:style-name="Default" office:value-type="string" calcext:value-type="string">
            <text:p>x(1,5)orx(5,5)</text:p>
          </table:table-cell>
          <table:table-cell table:style-name="Default" office:value-type="string" calcext:value-type="string">
            <text:p>x(1,5)orx(5,5)orx(1,4)orx(5,4)</text:p>
          </table:table-cell>
          <table:table-cell table:style-name="Default" office:value-type="string" calcext:value-type="string">
            <text:p>x(1,5)orx(5,5)orx(1,4)orx(5,4)orx(1,3)orx(5,3)</text:p>
          </table:table-cell>
          <table:table-cell table:style-name="Default" office:value-type="string" calcext:value-type="string">
            <text:p>x(1,5)orx(5,5)orx(1,4)orx(5,4)orx(1,3)orx(5,3)orx(1,2)orx(5,2)</text:p>
          </table:table-cell>
          <table:table-cell table:style-name="Default" office:value-type="string" calcext:value-type="string">
            <text:p>x(1,5)orx(5,5)orx(1,4)orx(5,4)orx(1,3)orx(5,3)orx(1,2)orx(5,2)orx(1,1)orx(5,1)</text:p>
          </table:table-cell>
          <table:table-cell table:style-name="Default" office:value-type="string" calcext:value-type="string">
            <text:p>f(2,0)</text:p>
          </table:table-cell>
          <table:table-cell table:style-name="Default" office:value-type="string" calcext:value-type="string">
            <text:p>x(1,0)orx(5,0)orx(1,1)orx(5,1)</text:p>
          </table:table-cell>
          <table:table-cell table:style-name="Default" office:value-type="string" calcext:value-type="string">
            <text:p>f(2,1)</text:p>
          </table:table-cell>
          <table:table-cell table:style-name="Default" office:value-type="string" calcext:value-type="string">
            <text:p>x(1,0)orx(5,0)orx(1,1)orx(5,1)orx(1,2)orx(5,2)</text:p>
          </table:table-cell>
          <table:table-cell table:style-name="Default" office:value-type="string" calcext:value-type="string">
            <text:p>f(2,2)</text:p>
          </table:table-cell>
          <table:table-cell table:style-name="Default" office:value-type="string" calcext:value-type="string">
            <text:p>x(1,0)orx(5,0)orx(1,1)orx(5,1)orx(1,2)orx(5,2)orx(1,3)orx(5,3)</text:p>
          </table:table-cell>
          <table:table-cell table:style-name="Default" office:value-type="string" calcext:value-type="string">
            <text:p>f(2,3)</text:p>
          </table:table-cell>
          <table:table-cell table:style-name="Default" office:value-type="string" calcext:value-type="string">
            <text:p>x(1,0)orx(5,0)orx(1,1)orx(5,1)orx(1,2)orx(5,2)orx(1,3)orx(5,3)orx(1,4)orx(5,4)</text:p>
          </table:table-cell>
          <table:table-cell table:style-name="Default" office:value-type="string" calcext:value-type="string">
            <text:p>f(2,4)</text:p>
          </table:table-cell>
          <table:table-cell table:style-name="Default" office:value-type="string" calcext:value-type="string">
            <text:p>x(2,0)orx(3,0)</text:p>
          </table:table-cell>
          <table:table-cell table:style-name="Default" office:value-type="string" calcext:value-type="string">
            <text:p>x(2,1)orx(3,1)</text:p>
          </table:table-cell>
          <table:table-cell table:style-name="Default" office:value-type="string" calcext:value-type="string">
            <text:p>x(2,2)orx(3,2)</text:p>
          </table:table-cell>
          <table:table-cell table:style-name="Default" office:value-type="string" calcext:value-type="string">
            <text:p>x(2,3)orx(3,3)</text:p>
          </table:table-cell>
          <table:table-cell table:style-name="Default" office:value-type="string" calcext:value-type="string">
            <text:p>x(2,4)orx(3,4)</text:p>
          </table:table-cell>
          <table:table-cell table:style-name="Default" office:value-type="string" calcext:value-type="string">
            <text:p>x(2,5)orx(3,5)</text:p>
          </table:table-cell>
          <table:table-cell table:style-name="Default" office:value-type="string" calcext:value-type="string">
            <text:p>x(2,5)orx(3,5)orx(2,4)orx(3,4)</text:p>
          </table:table-cell>
          <table:table-cell table:style-name="Default" office:value-type="string" calcext:value-type="string">
            <text:p>x(2,5)orx(3,5)orx(2,4)orx(3,4)orx(2,3)orx(3,3)</text:p>
          </table:table-cell>
          <table:table-cell table:style-name="Default" office:value-type="string" calcext:value-type="string">
            <text:p>x(2,5)orx(3,5)orx(2,4)orx(3,4)orx(2,3)orx(3,3)orx(2,2)orx(3,2)</text:p>
          </table:table-cell>
          <table:table-cell table:style-name="Default" office:value-type="string" calcext:value-type="string">
            <text:p>x(2,5)orx(3,5)orx(2,4)orx(3,4)orx(2,3)orx(3,3)orx(2,2)orx(3,2)orx(2,1)orx(3,1)</text:p>
          </table:table-cell>
          <table:table-cell table:style-name="Default" office:value-type="string" calcext:value-type="string">
            <text:p>f(1,0)</text:p>
          </table:table-cell>
          <table:table-cell table:style-name="Default" office:value-type="string" calcext:value-type="string">
            <text:p>x(2,0)orx(3,0)orx(2,1)orx(3,1)</text:p>
          </table:table-cell>
          <table:table-cell table:style-name="Default" office:value-type="string" calcext:value-type="string">
            <text:p>f(1,1)</text:p>
          </table:table-cell>
          <table:table-cell table:style-name="Default" office:value-type="string" calcext:value-type="string">
            <text:p>x(2,0)orx(3,0)orx(2,1)orx(3,1)orx(2,2)orx(3,2)</text:p>
          </table:table-cell>
          <table:table-cell table:style-name="Default" office:value-type="string" calcext:value-type="string">
            <text:p>f(1,2)</text:p>
          </table:table-cell>
          <table:table-cell table:style-name="Default" office:value-type="string" calcext:value-type="string">
            <text:p>x(2,0)orx(3,0)orx(2,1)orx(3,1)orx(2,2)orx(3,2)orx(2,3)orx(3,3)</text:p>
          </table:table-cell>
          <table:table-cell table:style-name="Default" office:value-type="string" calcext:value-type="string">
            <text:p>f(1,3)</text:p>
          </table:table-cell>
          <table:table-cell table:style-name="Default" office:value-type="string" calcext:value-type="string">
            <text:p>x(2,0)orx(3,0)orx(2,1)orx(3,1)orx(2,2)orx(3,2)orx(2,3)orx(3,3)orx(2,4)orx(3,4)</text:p>
          </table:table-cell>
          <table:table-cell table:style-name="Default" office:value-type="string" calcext:value-type="string">
            <text:p>f(1,4)</text:p>
          </table:table-cell>
          <table:table-cell table:style-name="Default" office:value-type="string" calcext:value-type="string">
            <text:p>s0_0</text:p>
          </table:table-cell>
          <table:table-cell table:style-name="Default" office:value-type="string" calcext:value-type="string">
            <text:p>s0_1</text:p>
          </table:table-cell>
          <table:table-cell table:style-name="Default" office:value-type="string" calcext:value-type="string">
            <text:p>s0_2</text:p>
          </table:table-cell>
          <table:table-cell table:style-name="Default" office:value-type="string" calcext:value-type="string">
            <text:p>p_0</text:p>
          </table:table-cell>
          <table:table-cell table:style-name="Default" office:value-type="string" calcext:value-type="string">
            <text:p>p_1</text:p>
          </table:table-cell>
          <table:table-cell table:style-name="Default" office:value-type="string" calcext:value-type="string">
            <text:p>p_2</text:p>
          </table:table-cell>
          <table:table-cell table:style-name="Default" office:value-type="string" calcext:value-type="string">
            <text:p>s1_0</text:p>
          </table:table-cell>
          <table:table-cell table:style-name="Default" office:value-type="string" calcext:value-type="string">
            <text:p>s1_1</text:p>
          </table:table-cell>
          <table:table-cell table:style-name="Default" office:value-type="string" calcext:value-type="string">
            <text:p>s1_2</text:p>
          </table:table-cell>
          <table:table-cell table:style-name="Default" office:value-type="string" calcext:value-type="string">
            <text:p>s2_0</text:p>
          </table:table-cell>
          <table:table-cell table:style-name="Default" office:value-type="string" calcext:value-type="string">
            <text:p>s2_1</text:p>
          </table:table-cell>
          <table:table-cell table:style-name="Default" office:value-type="string" calcext:value-type="string">
            <text:p>s2_2</text:p>
          </table:table-cell>
          <table:table-cell table:style-name="Default" office:value-type="string" calcext:value-type="string">
            <text:p>s3_0</text:p>
          </table:table-cell>
          <table:table-cell table:style-name="Default" office:value-type="string" calcext:value-type="string">
            <text:p>s3_1</text:p>
          </table:table-cell>
          <table:table-cell table:style-name="Default" office:value-type="string" calcext:value-type="string">
            <text:p>s3_2</text:p>
          </table:table-cell>
          <table:table-cell table:style-name="Default" office:value-type="string" calcext:value-type="string">
            <text:p>s4_0</text:p>
          </table:table-cell>
          <table:table-cell table:style-name="Default" office:value-type="string" calcext:value-type="string">
            <text:p>s4_1</text:p>
          </table:table-cell>
          <table:table-cell table:style-name="Default" office:value-type="string" calcext:value-type="string">
            <text:p>s4_2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0,0)</text:p>
          </table:table-cell>
          <table:table-cell office:value-type="float" office:value="-800" calcext:value-type="float">
            <text:p>-800</text:p>
          </table:table-cell>
          <table:table-cell table:number-columns-repeated="5" office:value-type="float" office:value="1600" calcext:value-type="float">
            <text:p>16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0,1)</text:p>
          </table:table-cell>
          <table:table-cell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table:number-columns-repeated="5" office:value-type="float" office:value="1600" calcext:value-type="float">
            <text:p>16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73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0,2)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table:number-columns-repeated="3"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0,3)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71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0,4)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70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0,5)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table:number-columns-repeated="4"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1,1)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table:number-columns-repeated="4" office:value-type="float" office:value="1600" calcext:value-type="float">
            <text:p>1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1,2)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table:number-columns-repeated="4" office:value-type="float" office:value="1600" calcext:value-type="float">
            <text:p>1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1,3)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table:number-columns-repeated="2"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1,4)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1,5)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table:number-columns-repeated="3"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2,2)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table:number-columns-repeated="3"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2,3)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2,4)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office:value-type="float" office:value="1600" calcext:value-type="float">
            <text:p>1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2,5)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3,0)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table:number-columns-repeated="5" office:value-type="float" office:value="1600" calcext:value-type="float">
            <text:p>1600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3,1)</text:p>
          </table:table-cell>
          <table:table-cell table:number-columns-repeated="16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table:number-columns-repeated="5" office:value-type="float" office:value="1600" calcext:value-type="float">
            <text:p>1600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3,2)</text:p>
          </table:table-cell>
          <table:table-cell table:number-columns-repeated="17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table:number-columns-repeated="3"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3,3)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3,4)</text:p>
          </table:table-cell>
          <table:table-cell table:number-columns-repeated="19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3,5)</text:p>
          </table:table-cell>
          <table:table-cell table:number-columns-repeated="20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table:number-columns-repeated="4"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4,1)</text:p>
          </table:table-cell>
          <table:table-cell table:number-columns-repeated="21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table:number-columns-repeated="4" office:value-type="float" office:value="1600" calcext:value-type="float">
            <text:p>1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73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4,2)</text:p>
          </table:table-cell>
          <table:table-cell table:number-columns-repeated="22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table:number-columns-repeated="4" office:value-type="float" office:value="1600" calcext:value-type="float">
            <text:p>1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4,3)</text:p>
          </table:table-cell>
          <table:table-cell table:number-columns-repeated="23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table:number-columns-repeated="2"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71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4,4)</text:p>
          </table:table-cell>
          <table:table-cell table:number-columns-repeated="24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70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4,5)</text:p>
          </table:table-cell>
          <table:table-cell table:number-columns-repeated="25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table:number-columns-repeated="3"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5,2)</text:p>
          </table:table-cell>
          <table:table-cell table:number-columns-repeated="26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table:number-columns-repeated="3" office:value-type="float" office:value="1600" calcext:value-type="float">
            <text:p>160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5,3)</text:p>
          </table:table-cell>
          <table:table-cell table:number-columns-repeated="27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5,4)</text:p>
          </table:table-cell>
          <table:table-cell table:number-columns-repeated="28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office:value-type="float" office:value="1600" calcext:value-type="float">
            <text:p>160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5,5)</text:p>
          </table:table-cell>
          <table:table-cell table:number-columns-repeated="29" office:value-type="string" calcext:value-type="string">
            <text:p><text:s/></text:p>
          </table:table-cell>
          <table:table-cell office:value-type="float" office:value="-800" calcext:value-type="float">
            <text:p>-80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0,0)orx(4,0)</text:p>
          </table:table-cell>
          <table:table-cell table:number-columns-repeated="30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-1600" calcext:value-type="float">
            <text:p>-1600</text:p>
          </table:table-cell>
          <table:table-cell table:number-columns-repeated="63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0,1)orx(4,1)</text:p>
          </table:table-cell>
          <table:table-cell table:number-columns-repeated="31" office:value-type="string" calcext:value-type="string">
            <text:p><text:s/></text:p>
          </table:table-cell>
          <table:table-cell office:value-type="float" office:value="2400" calcext:value-type="float">
            <text:p>24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63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0,2)orx(4,2)</text:p>
          </table:table-cell>
          <table:table-cell table:number-columns-repeated="32" office:value-type="string" calcext:value-type="string">
            <text:p><text:s/></text:p>
          </table:table-cell>
          <table:table-cell office:value-type="float" office:value="2400" calcext:value-type="float">
            <text:p>2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0,3)orx(4,3)</text:p>
          </table:table-cell>
          <table:table-cell table:number-columns-repeated="33" office:value-type="string" calcext:value-type="string">
            <text:p><text:s/>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0,4)orx(4,4)</text:p>
          </table:table-cell>
          <table:table-cell table:number-columns-repeated="34" office:value-type="string" calcext:value-type="string">
            <text:p><text:s/>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0,5)orx(4,5)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0,5)orx(4,5)orx(0,4)orx(4,4)</text:p>
          </table:table-cell>
          <table:table-cell table:number-columns-repeated="36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0,5)orx(4,5)orx(0,4)orx(4,4)orx(0,3)orx(4,3)</text:p>
          </table:table-cell>
          <table:table-cell table:number-columns-repeated="37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0,5)orx(4,5)orx(0,4)orx(4,4)orx(0,3)orx(4,3)orx(0,2)orx(4,2)</text:p>
          </table:table-cell>
          <table:table-cell table:number-columns-repeated="38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0,5)orx(4,5)orx(0,4)orx(4,4)orx(0,3)orx(4,3)orx(0,2)orx(4,2)orx(0,1)orx(4,1)</text:p>
          </table:table-cell>
          <table:table-cell table:number-columns-repeated="39" office:value-type="string" calcext:value-type="string">
            <text:p><text:s/>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f(0,0)</text:p>
          </table:table-cell>
          <table:table-cell table:number-columns-repeated="40" office:value-type="string" calcext:value-type="string">
            <text:p><text:s/></text:p>
          </table:table-cell>
          <table:table-cell office:value-type="float" office:value="3200" calcext:value-type="float">
            <text:p>32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  <table:table-cell office:value-type="float" office:value="6400" calcext:value-type="float">
            <text:p>6400</text:p>
          </table:table-cell>
          <table:table-cell office:value-type="float" office:value="-1600" calcext:value-type="float">
            <text:p>-1600</text:p>
          </table:table-cell>
          <table:table-cell office:value-type="float" office:value="-3200" calcext:value-type="float">
            <text:p>-3200</text:p>
          </table:table-cell>
          <table:table-cell office:value-type="float" office:value="-6400" calcext:value-type="float">
            <text:p>-64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0,0)orx(4,0)orx(0,1)orx(4,1)</text:p>
          </table:table-cell>
          <table:table-cell table:number-columns-repeated="41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-1600" calcext:value-type="float">
            <text:p>-1600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f(0,1)</text:p>
          </table:table-cell>
          <table:table-cell table:number-columns-repeated="42" office:value-type="string" calcext:value-type="string">
            <text:p><text:s/></text:p>
          </table:table-cell>
          <table:table-cell office:value-type="float" office:value="3200" calcext:value-type="float">
            <text:p>32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office:value-type="float" office:value="-3200" calcext:value-type="float">
            <text:p>-3200</text:p>
          </table:table-cell>
          <table:table-cell office:value-type="float" office:value="-6400" calcext:value-type="float">
            <text:p>-640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  <table:table-cell office:value-type="float" office:value="6400" calcext:value-type="float">
            <text:p>64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0,0)orx(4,0)orx(0,1)orx(4,1)orx(0,2)orx(4,2)</text:p>
          </table:table-cell>
          <table:table-cell table:number-columns-repeated="43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-1600" calcext:value-type="float">
            <text:p>-1600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f(0,2)</text:p>
          </table:table-cell>
          <table:table-cell table:number-columns-repeated="44" office:value-type="string" calcext:value-type="string">
            <text:p><text:s/></text:p>
          </table:table-cell>
          <table:table-cell office:value-type="float" office:value="3200" calcext:value-type="float">
            <text:p>32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office:value-type="float" office:value="-3200" calcext:value-type="float">
            <text:p>-3200</text:p>
          </table:table-cell>
          <table:table-cell office:value-type="float" office:value="-6400" calcext:value-type="float">
            <text:p>-6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  <table:table-cell office:value-type="float" office:value="6400" calcext:value-type="float">
            <text:p>64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0,0)orx(4,0)orx(0,1)orx(4,1)orx(0,2)orx(4,2)orx(0,3)orx(4,3)</text:p>
          </table:table-cell>
          <table:table-cell table:number-columns-repeated="45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-1600" calcext:value-type="float">
            <text:p>-1600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f(0,3)</text:p>
          </table:table-cell>
          <table:table-cell table:number-columns-repeated="46" office:value-type="string" calcext:value-type="string">
            <text:p><text:s/></text:p>
          </table:table-cell>
          <table:table-cell office:value-type="float" office:value="3200" calcext:value-type="float">
            <text:p>32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office:value-type="float" office:value="-3200" calcext:value-type="float">
            <text:p>-3200</text:p>
          </table:table-cell>
          <table:table-cell office:value-type="float" office:value="-6400" calcext:value-type="float">
            <text:p>-64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  <table:table-cell office:value-type="float" office:value="6400" calcext:value-type="float">
            <text:p>6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0,0)orx(4,0)orx(0,1)orx(4,1)orx(0,2)orx(4,2)orx(0,3)orx(4,3)orx(0,4)orx(4,4)</text:p>
          </table:table-cell>
          <table:table-cell table:number-columns-repeated="47" office:value-type="string" calcext:value-type="string">
            <text:p><text:s/>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f(0,4)</text:p>
          </table:table-cell>
          <table:table-cell table:number-columns-repeated="48" office:value-type="string" calcext:value-type="string">
            <text:p><text:s/></text:p>
          </table:table-cell>
          <table:table-cell office:value-type="float" office:value="3200" calcext:value-type="float">
            <text:p>32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office:value-type="float" office:value="-3200" calcext:value-type="float">
            <text:p>-3200</text:p>
          </table:table-cell>
          <table:table-cell office:value-type="float" office:value="-6400" calcext:value-type="float">
            <text:p>-64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  <table:table-cell office:value-type="float" office:value="6400" calcext:value-type="float">
            <text:p>640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1,0)orx(5,0)</text:p>
          </table:table-cell>
          <table:table-cell table:number-columns-repeated="49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-1600" calcext:value-type="float">
            <text:p>-1600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1,1)orx(5,1)</text:p>
          </table:table-cell>
          <table:table-cell table:number-columns-repeated="50" office:value-type="string" calcext:value-type="string">
            <text:p><text:s/></text:p>
          </table:table-cell>
          <table:table-cell office:value-type="float" office:value="2400" calcext:value-type="float">
            <text:p>24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1,2)orx(5,2)</text:p>
          </table:table-cell>
          <table:table-cell table:number-columns-repeated="51" office:value-type="string" calcext:value-type="string">
            <text:p><text:s/></text:p>
          </table:table-cell>
          <table:table-cell office:value-type="float" office:value="2400" calcext:value-type="float">
            <text:p>2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1,3)orx(5,3)</text:p>
          </table:table-cell>
          <table:table-cell table:number-columns-repeated="52" office:value-type="string" calcext:value-type="string">
            <text:p><text:s/>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1,4)orx(5,4)</text:p>
          </table:table-cell>
          <table:table-cell table:number-columns-repeated="53" office:value-type="string" calcext:value-type="string">
            <text:p><text:s/>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1,5)orx(5,5)</text:p>
          </table:table-cell>
          <table:table-cell table:number-columns-repeated="54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1,5)orx(5,5)orx(1,4)orx(5,4)</text:p>
          </table:table-cell>
          <table:table-cell table:number-columns-repeated="55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1,5)orx(5,5)orx(1,4)orx(5,4)orx(1,3)orx(5,3)</text:p>
          </table:table-cell>
          <table:table-cell table:number-columns-repeated="56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1,5)orx(5,5)orx(1,4)orx(5,4)orx(1,3)orx(5,3)orx(1,2)orx(5,2)</text:p>
          </table:table-cell>
          <table:table-cell table:number-columns-repeated="57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1,5)orx(5,5)orx(1,4)orx(5,4)orx(1,3)orx(5,3)orx(1,2)orx(5,2)orx(1,1)orx(5,1)</text:p>
          </table:table-cell>
          <table:table-cell table:number-columns-repeated="58" office:value-type="string" calcext:value-type="string">
            <text:p><text:s/>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f(2,0)</text:p>
          </table:table-cell>
          <table:table-cell table:number-columns-repeated="59" office:value-type="string" calcext:value-type="string">
            <text:p><text:s/></text:p>
          </table:table-cell>
          <table:table-cell office:value-type="float" office:value="3200" calcext:value-type="float">
            <text:p>32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  <table:table-cell office:value-type="float" office:value="6400" calcext:value-type="float">
            <text:p>6400</text:p>
          </table:table-cell>
          <table:table-cell office:value-type="float" office:value="-1600" calcext:value-type="float">
            <text:p>-1600</text:p>
          </table:table-cell>
          <table:table-cell office:value-type="float" office:value="-3200" calcext:value-type="float">
            <text:p>-3200</text:p>
          </table:table-cell>
          <table:table-cell office:value-type="float" office:value="-6400" calcext:value-type="float">
            <text:p>-64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1,0)orx(5,0)orx(1,1)orx(5,1)</text:p>
          </table:table-cell>
          <table:table-cell table:number-columns-repeated="60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-1600" calcext:value-type="float">
            <text:p>-1600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f(2,1)</text:p>
          </table:table-cell>
          <table:table-cell table:number-columns-repeated="61" office:value-type="string" calcext:value-type="string">
            <text:p><text:s/></text:p>
          </table:table-cell>
          <table:table-cell office:value-type="float" office:value="3200" calcext:value-type="float">
            <text:p>32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office:value-type="float" office:value="-3200" calcext:value-type="float">
            <text:p>-3200</text:p>
          </table:table-cell>
          <table:table-cell office:value-type="float" office:value="-6400" calcext:value-type="float">
            <text:p>-640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  <table:table-cell office:value-type="float" office:value="6400" calcext:value-type="float">
            <text:p>64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1,0)orx(5,0)orx(1,1)orx(5,1)orx(1,2)orx(5,2)</text:p>
          </table:table-cell>
          <table:table-cell table:number-columns-repeated="62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-1600" calcext:value-type="float">
            <text:p>-1600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f(2,2)</text:p>
          </table:table-cell>
          <table:table-cell table:number-columns-repeated="63" office:value-type="string" calcext:value-type="string">
            <text:p><text:s/></text:p>
          </table:table-cell>
          <table:table-cell office:value-type="float" office:value="3200" calcext:value-type="float">
            <text:p>32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office:value-type="float" office:value="-3200" calcext:value-type="float">
            <text:p>-3200</text:p>
          </table:table-cell>
          <table:table-cell office:value-type="float" office:value="-6400" calcext:value-type="float">
            <text:p>-6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  <table:table-cell office:value-type="float" office:value="6400" calcext:value-type="float">
            <text:p>64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1,0)orx(5,0)orx(1,1)orx(5,1)orx(1,2)orx(5,2)orx(1,3)orx(5,3)</text:p>
          </table:table-cell>
          <table:table-cell table:number-columns-repeated="64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-1600" calcext:value-type="float">
            <text:p>-1600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f(2,3)</text:p>
          </table:table-cell>
          <table:table-cell table:number-columns-repeated="65" office:value-type="string" calcext:value-type="string">
            <text:p><text:s/></text:p>
          </table:table-cell>
          <table:table-cell office:value-type="float" office:value="3200" calcext:value-type="float">
            <text:p>32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office:value-type="float" office:value="-3200" calcext:value-type="float">
            <text:p>-3200</text:p>
          </table:table-cell>
          <table:table-cell office:value-type="float" office:value="-6400" calcext:value-type="float">
            <text:p>-64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  <table:table-cell office:value-type="float" office:value="6400" calcext:value-type="float">
            <text:p>6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1,0)orx(5,0)orx(1,1)orx(5,1)orx(1,2)orx(5,2)orx(1,3)orx(5,3)orx(1,4)orx(5,4)</text:p>
          </table:table-cell>
          <table:table-cell table:number-columns-repeated="66" office:value-type="string" calcext:value-type="string">
            <text:p><text:s/>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f(2,4)</text:p>
          </table:table-cell>
          <table:table-cell table:number-columns-repeated="67" office:value-type="string" calcext:value-type="string">
            <text:p><text:s/></text:p>
          </table:table-cell>
          <table:table-cell office:value-type="float" office:value="3200" calcext:value-type="float">
            <text:p>32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office:value-type="float" office:value="-3200" calcext:value-type="float">
            <text:p>-3200</text:p>
          </table:table-cell>
          <table:table-cell office:value-type="float" office:value="-6400" calcext:value-type="float">
            <text:p>-64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  <table:table-cell office:value-type="float" office:value="6400" calcext:value-type="float">
            <text:p>640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2,0)orx(3,0)</text:p>
          </table:table-cell>
          <table:table-cell table:number-columns-repeated="68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-1600" calcext:value-type="float">
            <text:p>-160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2,1)orx(3,1)</text:p>
          </table:table-cell>
          <table:table-cell table:number-columns-repeated="69" office:value-type="string" calcext:value-type="string">
            <text:p><text:s/></text:p>
          </table:table-cell>
          <table:table-cell office:value-type="float" office:value="2400" calcext:value-type="float">
            <text:p>24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2,2)orx(3,2)</text:p>
          </table:table-cell>
          <table:table-cell table:number-columns-repeated="70" office:value-type="string" calcext:value-type="string">
            <text:p><text:s/></text:p>
          </table:table-cell>
          <table:table-cell office:value-type="float" office:value="2400" calcext:value-type="float">
            <text:p>2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2,3)orx(3,3)</text:p>
          </table:table-cell>
          <table:table-cell table:number-columns-repeated="71" office:value-type="string" calcext:value-type="string">
            <text:p><text:s/>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2,4)orx(3,4)</text:p>
          </table:table-cell>
          <table:table-cell table:number-columns-repeated="72" office:value-type="string" calcext:value-type="string">
            <text:p><text:s/>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2,5)orx(3,5)</text:p>
          </table:table-cell>
          <table:table-cell table:number-columns-repeated="73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2,5)orx(3,5)orx(2,4)orx(3,4)</text:p>
          </table:table-cell>
          <table:table-cell table:number-columns-repeated="74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2,5)orx(3,5)orx(2,4)orx(3,4)orx(2,3)orx(3,3)</text:p>
          </table:table-cell>
          <table:table-cell table:number-columns-repeated="75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2,5)orx(3,5)orx(2,4)orx(3,4)orx(2,3)orx(3,3)orx(2,2)orx(3,2)</text:p>
          </table:table-cell>
          <table:table-cell table:number-columns-repeated="76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2,5)orx(3,5)orx(2,4)orx(3,4)orx(2,3)orx(3,3)orx(2,2)orx(3,2)orx(2,1)orx(3,1)</text:p>
          </table:table-cell>
          <table:table-cell table:number-columns-repeated="77" office:value-type="string" calcext:value-type="string">
            <text:p><text:s/>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f(1,0)</text:p>
          </table:table-cell>
          <table:table-cell table:number-columns-repeated="78" office:value-type="string" calcext:value-type="string">
            <text:p><text:s/></text:p>
          </table:table-cell>
          <table:table-cell office:value-type="float" office:value="3200" calcext:value-type="float">
            <text:p>3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  <table:table-cell office:value-type="float" office:value="6400" calcext:value-type="float">
            <text:p>6400</text:p>
          </table:table-cell>
          <table:table-cell office:value-type="float" office:value="-1600" calcext:value-type="float">
            <text:p>-1600</text:p>
          </table:table-cell>
          <table:table-cell office:value-type="float" office:value="-3200" calcext:value-type="float">
            <text:p>-3200</text:p>
          </table:table-cell>
          <table:table-cell office:value-type="float" office:value="-6400" calcext:value-type="float">
            <text:p>-64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2,0)orx(3,0)orx(2,1)orx(3,1)</text:p>
          </table:table-cell>
          <table:table-cell table:number-columns-repeated="79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-1600" calcext:value-type="float">
            <text:p>-1600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f(1,1)</text:p>
          </table:table-cell>
          <table:table-cell table:number-columns-repeated="80" office:value-type="string" calcext:value-type="string">
            <text:p><text:s/></text:p>
          </table:table-cell>
          <table:table-cell office:value-type="float" office:value="3200" calcext:value-type="float">
            <text:p>32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office:value-type="float" office:value="-3200" calcext:value-type="float">
            <text:p>-3200</text:p>
          </table:table-cell>
          <table:table-cell office:value-type="float" office:value="-6400" calcext:value-type="float">
            <text:p>-640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  <table:table-cell office:value-type="float" office:value="6400" calcext:value-type="float">
            <text:p>64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2,0)orx(3,0)orx(2,1)orx(3,1)orx(2,2)orx(3,2)</text:p>
          </table:table-cell>
          <table:table-cell table:number-columns-repeated="81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-1600" calcext:value-type="float">
            <text:p>-1600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f(1,2)</text:p>
          </table:table-cell>
          <table:table-cell table:number-columns-repeated="82" office:value-type="string" calcext:value-type="string">
            <text:p><text:s/></text:p>
          </table:table-cell>
          <table:table-cell office:value-type="float" office:value="3200" calcext:value-type="float">
            <text:p>32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office:value-type="float" office:value="-3200" calcext:value-type="float">
            <text:p>-3200</text:p>
          </table:table-cell>
          <table:table-cell office:value-type="float" office:value="-6400" calcext:value-type="float">
            <text:p>-6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  <table:table-cell office:value-type="float" office:value="6400" calcext:value-type="float">
            <text:p>64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2,0)orx(3,0)orx(2,1)orx(3,1)orx(2,2)orx(3,2)orx(2,3)orx(3,3)</text:p>
          </table:table-cell>
          <table:table-cell table:number-columns-repeated="83" office:value-type="string" calcext:value-type="string">
            <text:p><text:s/>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-1600" calcext:value-type="float">
            <text:p>-160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f(1,3)</text:p>
          </table:table-cell>
          <table:table-cell table:number-columns-repeated="84" office:value-type="string" calcext:value-type="string">
            <text:p><text:s/></text:p>
          </table:table-cell>
          <table:table-cell office:value-type="float" office:value="3200" calcext:value-type="float">
            <text:p>32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office:value-type="float" office:value="-3200" calcext:value-type="float">
            <text:p>-3200</text:p>
          </table:table-cell>
          <table:table-cell office:value-type="float" office:value="-6400" calcext:value-type="float">
            <text:p>-64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  <table:table-cell office:value-type="float" office:value="6400" calcext:value-type="float">
            <text:p>6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x(2,0)orx(3,0)orx(2,1)orx(3,1)orx(2,2)orx(3,2)orx(2,3)orx(3,3)orx(2,4)orx(3,4)</text:p>
          </table:table-cell>
          <table:table-cell table:number-columns-repeated="85" office:value-type="string" calcext:value-type="string">
            <text:p><text:s/></text:p>
          </table:table-cell>
          <table:table-cell office:value-type="float" office:value="800" calcext:value-type="float">
            <text:p>800</text:p>
          </table:table-cell>
          <table:table-cell office:value-type="float" office:value="-1600" calcext:value-type="float">
            <text:p>-160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f(1,4)</text:p>
          </table:table-cell>
          <table:table-cell table:number-columns-repeated="86" office:value-type="string" calcext:value-type="string">
            <text:p><text:s/>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office:value-type="float" office:value="-3200" calcext:value-type="float">
            <text:p>-3200</text:p>
          </table:table-cell>
          <table:table-cell office:value-type="float" office:value="-6400" calcext:value-type="float">
            <text:p>-64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  <table:table-cell office:value-type="float" office:value="6400" calcext:value-type="float">
            <text:p>640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s0_0</text:p>
          </table:table-cell>
          <table:table-cell table:number-columns-repeated="87" office:value-type="string" calcext:value-type="string">
            <text:p><text:s/></text:p>
          </table:table-cell>
          <table:table-cell office:value-type="float" office:value="800" calcext:value-type="float">
            <text:p>800</text:p>
          </table:table-cell>
          <table:table-cell office:value-type="float" office:value="3200" calcext:value-type="float">
            <text:p>3200</text:p>
          </table:table-cell>
          <table:table-cell office:value-type="float" office:value="6400" calcext:value-type="float">
            <text:p>6400</text:p>
          </table:table-cell>
          <table:table-cell office:value-type="float" office:value="-1600" calcext:value-type="float">
            <text:p>-1600</text:p>
          </table:table-cell>
          <table:table-cell office:value-type="float" office:value="-3200" calcext:value-type="float">
            <text:p>-3200</text:p>
          </table:table-cell>
          <table:table-cell office:value-type="float" office:value="-6400" calcext:value-type="float">
            <text:p>-64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s0_1</text:p>
          </table:table-cell>
          <table:table-cell table:number-columns-repeated="88" office:value-type="string" calcext:value-type="string">
            <text:p><text:s/></text:p>
          </table:table-cell>
          <table:table-cell office:value-type="float" office:value="3200" calcext:value-type="float">
            <text:p>3200</text:p>
          </table:table-cell>
          <table:table-cell office:value-type="float" office:value="12800" calcext:value-type="float">
            <text:p>12800</text:p>
          </table:table-cell>
          <table:table-cell office:value-type="float" office:value="-3200" calcext:value-type="float">
            <text:p>-3200</text:p>
          </table:table-cell>
          <table:table-cell office:value-type="float" office:value="-6400" calcext:value-type="float">
            <text:p>-6400</text:p>
          </table:table-cell>
          <table:table-cell office:value-type="float" office:value="-12800" calcext:value-type="float">
            <text:p>-128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s0_2</text:p>
          </table:table-cell>
          <table:table-cell table:number-columns-repeated="89" office:value-type="string" calcext:value-type="string">
            <text:p><text:s/></text:p>
          </table:table-cell>
          <table:table-cell office:value-type="float" office:value="12800" calcext:value-type="float">
            <text:p>12800</text:p>
          </table:table-cell>
          <table:table-cell office:value-type="float" office:value="-6400" calcext:value-type="float">
            <text:p>-6400</text:p>
          </table:table-cell>
          <table:table-cell office:value-type="float" office:value="-12800" calcext:value-type="float">
            <text:p>-12800</text:p>
          </table:table-cell>
          <table:table-cell office:value-type="float" office:value="-25600" calcext:value-type="float">
            <text:p>-2560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p_0</text:p>
          </table:table-cell>
          <table:table-cell table:number-columns-repeated="90" office:value-type="string" calcext:value-type="string">
            <text:p><text:s/></text:p>
          </table:table-cell>
          <table:table-cell office:value-type="float" office:value="4001" calcext:value-type="float">
            <text:p>4001</text:p>
          </table:table-cell>
          <table:table-cell office:value-type="float" office:value="16000" calcext:value-type="float">
            <text:p>16000</text:p>
          </table:table-cell>
          <table:table-cell office:value-type="float" office:value="32000" calcext:value-type="float">
            <text:p>32000</text:p>
          </table:table-cell>
          <table:table-cell office:value-type="float" office:value="-1600" calcext:value-type="float">
            <text:p>-1600</text:p>
          </table:table-cell>
          <table:table-cell office:value-type="float" office:value="-3200" calcext:value-type="float">
            <text:p>-3200</text:p>
          </table:table-cell>
          <table:table-cell office:value-type="float" office:value="-6400" calcext:value-type="float">
            <text:p>-6400</text:p>
          </table:table-cell>
          <table:table-cell office:value-type="float" office:value="-1600" calcext:value-type="float">
            <text:p>-1600</text:p>
          </table:table-cell>
          <table:table-cell office:value-type="float" office:value="-3200" calcext:value-type="float">
            <text:p>-3200</text:p>
          </table:table-cell>
          <table:table-cell office:value-type="float" office:value="-6400" calcext:value-type="float">
            <text:p>-6400</text:p>
          </table:table-cell>
          <table:table-cell office:value-type="float" office:value="-1600" calcext:value-type="float">
            <text:p>-1600</text:p>
          </table:table-cell>
          <table:table-cell office:value-type="float" office:value="-3200" calcext:value-type="float">
            <text:p>-3200</text:p>
          </table:table-cell>
          <table:table-cell office:value-type="float" office:value="-6400" calcext:value-type="float">
            <text:p>-6400</text:p>
          </table:table-cell>
          <table:table-cell office:value-type="float" office:value="-1600" calcext:value-type="float">
            <text:p>-1600</text:p>
          </table:table-cell>
          <table:table-cell office:value-type="float" office:value="-3200" calcext:value-type="float">
            <text:p>-3200</text:p>
          </table:table-cell>
          <table:table-cell office:value-type="float" office:value="-6400" calcext:value-type="float">
            <text:p>-640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p_1</text:p>
          </table:table-cell>
          <table:table-cell table:number-columns-repeated="91" office:value-type="string" calcext:value-type="string">
            <text:p><text:s/></text:p>
          </table:table-cell>
          <table:table-cell office:value-type="float" office:value="16002" calcext:value-type="float">
            <text:p>16002</text:p>
          </table:table-cell>
          <table:table-cell office:value-type="float" office:value="64000" calcext:value-type="float">
            <text:p>64000</text:p>
          </table:table-cell>
          <table:table-cell office:value-type="float" office:value="-3200" calcext:value-type="float">
            <text:p>-3200</text:p>
          </table:table-cell>
          <table:table-cell office:value-type="float" office:value="-6400" calcext:value-type="float">
            <text:p>-6400</text:p>
          </table:table-cell>
          <table:table-cell office:value-type="float" office:value="-12800" calcext:value-type="float">
            <text:p>-12800</text:p>
          </table:table-cell>
          <table:table-cell office:value-type="float" office:value="-3200" calcext:value-type="float">
            <text:p>-3200</text:p>
          </table:table-cell>
          <table:table-cell office:value-type="float" office:value="-6400" calcext:value-type="float">
            <text:p>-6400</text:p>
          </table:table-cell>
          <table:table-cell office:value-type="float" office:value="-12800" calcext:value-type="float">
            <text:p>-12800</text:p>
          </table:table-cell>
          <table:table-cell office:value-type="float" office:value="-3200" calcext:value-type="float">
            <text:p>-3200</text:p>
          </table:table-cell>
          <table:table-cell office:value-type="float" office:value="-6400" calcext:value-type="float">
            <text:p>-6400</text:p>
          </table:table-cell>
          <table:table-cell office:value-type="float" office:value="-12800" calcext:value-type="float">
            <text:p>-12800</text:p>
          </table:table-cell>
          <table:table-cell office:value-type="float" office:value="-3200" calcext:value-type="float">
            <text:p>-3200</text:p>
          </table:table-cell>
          <table:table-cell office:value-type="float" office:value="-6400" calcext:value-type="float">
            <text:p>-6400</text:p>
          </table:table-cell>
          <table:table-cell office:value-type="float" office:value="-12800" calcext:value-type="float">
            <text:p>-1280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p_2</text:p>
          </table:table-cell>
          <table:table-cell table:number-columns-repeated="92" office:value-type="string" calcext:value-type="string">
            <text:p><text:s/></text:p>
          </table:table-cell>
          <table:table-cell office:value-type="float" office:value="64004" calcext:value-type="float">
            <text:p>64004</text:p>
          </table:table-cell>
          <table:table-cell office:value-type="float" office:value="-6400" calcext:value-type="float">
            <text:p>-6400</text:p>
          </table:table-cell>
          <table:table-cell office:value-type="float" office:value="-12800" calcext:value-type="float">
            <text:p>-12800</text:p>
          </table:table-cell>
          <table:table-cell office:value-type="float" office:value="-25600" calcext:value-type="float">
            <text:p>-25600</text:p>
          </table:table-cell>
          <table:table-cell office:value-type="float" office:value="-6400" calcext:value-type="float">
            <text:p>-6400</text:p>
          </table:table-cell>
          <table:table-cell office:value-type="float" office:value="-12800" calcext:value-type="float">
            <text:p>-12800</text:p>
          </table:table-cell>
          <table:table-cell office:value-type="float" office:value="-25600" calcext:value-type="float">
            <text:p>-25600</text:p>
          </table:table-cell>
          <table:table-cell office:value-type="float" office:value="-6400" calcext:value-type="float">
            <text:p>-6400</text:p>
          </table:table-cell>
          <table:table-cell office:value-type="float" office:value="-12800" calcext:value-type="float">
            <text:p>-12800</text:p>
          </table:table-cell>
          <table:table-cell office:value-type="float" office:value="-25600" calcext:value-type="float">
            <text:p>-25600</text:p>
          </table:table-cell>
          <table:table-cell office:value-type="float" office:value="-6400" calcext:value-type="float">
            <text:p>-6400</text:p>
          </table:table-cell>
          <table:table-cell office:value-type="float" office:value="-12800" calcext:value-type="float">
            <text:p>-12800</text:p>
          </table:table-cell>
          <table:table-cell office:value-type="float" office:value="-25600" calcext:value-type="float">
            <text:p>-2560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s1_0</text:p>
          </table:table-cell>
          <table:table-cell table:number-columns-repeated="93" office:value-type="string" calcext:value-type="string">
            <text:p><text:s/></text:p>
          </table:table-cell>
          <table:table-cell office:value-type="float" office:value="800" calcext:value-type="float">
            <text:p>800</text:p>
          </table:table-cell>
          <table:table-cell office:value-type="float" office:value="3200" calcext:value-type="float">
            <text:p>3200</text:p>
          </table:table-cell>
          <table:table-cell office:value-type="float" office:value="6400" calcext:value-type="float">
            <text:p>64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s1_1</text:p>
          </table:table-cell>
          <table:table-cell table:number-columns-repeated="94" office:value-type="string" calcext:value-type="string">
            <text:p><text:s/></text:p>
          </table:table-cell>
          <table:table-cell office:value-type="float" office:value="3200" calcext:value-type="float">
            <text:p>3200</text:p>
          </table:table-cell>
          <table:table-cell office:value-type="float" office:value="12800" calcext:value-type="float">
            <text:p>128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s1_2</text:p>
          </table:table-cell>
          <table:table-cell table:number-columns-repeated="95" office:value-type="string" calcext:value-type="string">
            <text:p><text:s/></text:p>
          </table:table-cell>
          <table:table-cell office:value-type="float" office:value="12800" calcext:value-type="float">
            <text:p>128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s2_0</text:p>
          </table:table-cell>
          <table:table-cell table:number-columns-repeated="96" office:value-type="string" calcext:value-type="string">
            <text:p><text:s/></text:p>
          </table:table-cell>
          <table:table-cell office:value-type="float" office:value="800" calcext:value-type="float">
            <text:p>800</text:p>
          </table:table-cell>
          <table:table-cell office:value-type="float" office:value="3200" calcext:value-type="float">
            <text:p>3200</text:p>
          </table:table-cell>
          <table:table-cell office:value-type="float" office:value="6400" calcext:value-type="float">
            <text:p>64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s2_1</text:p>
          </table:table-cell>
          <table:table-cell table:number-columns-repeated="97" office:value-type="string" calcext:value-type="string">
            <text:p><text:s/></text:p>
          </table:table-cell>
          <table:table-cell office:value-type="float" office:value="3200" calcext:value-type="float">
            <text:p>3200</text:p>
          </table:table-cell>
          <table:table-cell office:value-type="float" office:value="12800" calcext:value-type="float">
            <text:p>128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s2_2</text:p>
          </table:table-cell>
          <table:table-cell table:number-columns-repeated="98" office:value-type="string" calcext:value-type="string">
            <text:p><text:s/></text:p>
          </table:table-cell>
          <table:table-cell office:value-type="float" office:value="12800" calcext:value-type="float">
            <text:p>128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s3_0</text:p>
          </table:table-cell>
          <table:table-cell table:number-columns-repeated="99" office:value-type="string" calcext:value-type="string">
            <text:p><text:s/></text:p>
          </table:table-cell>
          <table:table-cell office:value-type="float" office:value="800" calcext:value-type="float">
            <text:p>800</text:p>
          </table:table-cell>
          <table:table-cell office:value-type="float" office:value="3200" calcext:value-type="float">
            <text:p>3200</text:p>
          </table:table-cell>
          <table:table-cell office:value-type="float" office:value="6400" calcext:value-type="float">
            <text:p>6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s3_1</text:p>
          </table:table-cell>
          <table:table-cell table:number-columns-repeated="100" office:value-type="string" calcext:value-type="string">
            <text:p><text:s/></text:p>
          </table:table-cell>
          <table:table-cell office:value-type="float" office:value="3200" calcext:value-type="float">
            <text:p>3200</text:p>
          </table:table-cell>
          <table:table-cell office:value-type="float" office:value="12800" calcext:value-type="float">
            <text:p>1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s3_2</text:p>
          </table:table-cell>
          <table:table-cell table:number-columns-repeated="101" office:value-type="string" calcext:value-type="string">
            <text:p><text:s/></text:p>
          </table:table-cell>
          <table:table-cell office:value-type="float" office:value="12800" calcext:value-type="float">
            <text:p>1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s4_0</text:p>
          </table:table-cell>
          <table:table-cell table:number-columns-repeated="102" office:value-type="string" calcext:value-type="string">
            <text:p><text:s/></text:p>
          </table:table-cell>
          <table:table-cell office:value-type="float" office:value="800" calcext:value-type="float">
            <text:p>800</text:p>
          </table:table-cell>
          <table:table-cell office:value-type="float" office:value="3200" calcext:value-type="float">
            <text:p>3200</text:p>
          </table:table-cell>
          <table:table-cell office:value-type="float" office:value="6400" calcext:value-type="float">
            <text:p>640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s4_1</text:p>
          </table:table-cell>
          <table:table-cell table:number-columns-repeated="103" office:value-type="string" calcext:value-type="string">
            <text:p><text:s/></text:p>
          </table:table-cell>
          <table:table-cell office:value-type="float" office:value="3200" calcext:value-type="float">
            <text:p>3200</text:p>
          </table:table-cell>
          <table:table-cell office:value-type="float" office:value="12800" calcext:value-type="float">
            <text:p>1280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s4_2</text:p>
          </table:table-cell>
          <table:table-cell table:number-columns-repeated="104" office:value-type="string" calcext:value-type="string">
            <text:p><text:s/></text:p>
          </table:table-cell>
          <table:table-cell office:value-type="float" office:value="12800" calcext:value-type="float">
            <text:p>12800</text:p>
          </table:table-cell>
          <table:table-cell table:number-columns-repeated="918"/>
        </table:table-row>
        <calcext:conditional-formats>
          <calcext:conditional-format calcext:target-range-address="test.B2:test.DB106">
            <calcext:condition calcext:apply-style-name="Untitled1" calcext:value="&lt;0" calcext:base-cell-address="test.B2"/>
            <calcext:condition calcext:apply-style-name="Untitled2" calcext:value="=0" calcext:base-cell-address="test.B2"/>
            <calcext:condition calcext:apply-style-name="Untitled3" calcext:value="&gt;0" calcext:base-cell-address="test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1d41a"/>
    </style:style>
    <style:style style:name="Untitled2" style:family="table-cell" style:parent-style-name="Default">
      <style:table-cell-properties fo:background-color="#666666"/>
    </style:style>
    <style:style style:name="Untitled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1T18:53:37.561796324</dc:date>
    <meta:editing-duration>PT3M33S</meta:editing-duration>
    <meta:editing-cycles>1</meta:editing-cycles>
    <meta:document-statistic meta:table-count="1" meta:cell-count="11236" meta:object-count="0"/>
    <meta:generator>LibreOffice/6.4.6.2$Linux_X86_64 LibreOffice_project/40$Build-2</meta:generator>
  </office:meta>
</office:document-meta>
</file>